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12.09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6.763cm"/>
      <style:paragraph-properties style:writing-mode="lr-tb"/>
    </style:style>
    <style:style style:name="gr4" style:family="graphic" style:parent-style-name="standard">
      <style:graphic-properties svg:stroke-width="0.081cm" svg:stroke-color="#990066" draw:marker-start-width="0.321cm" draw:marker-end-width="0.321cm" draw:fill="none" draw:textarea-horizontal-align="justify" draw:textarea-vertical-align="middle" draw:auto-grow-height="false" fo:min-height="0.85cm" fo:min-width="14.81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990066" draw:marker-start-width="0.321cm" draw:marker-end-width="0.321cm" draw:fill="none" draw:textarea-horizontal-align="justify" draw:textarea-vertical-align="middle" draw:auto-grow-height="false" fo:min-height="0.165cm" fo:min-width="4.421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3333ff" draw:marker-start-width="0.321cm" draw:marker-end-width="0.321cm" draw:fill="none" draw:textarea-horizontal-align="justify" draw:textarea-vertical-align="middle" draw:auto-grow-height="false" fo:min-height="0.85cm" fo:min-width="5.463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211cm" fo:min-width="1.716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5.267cm"/>
      <style:paragraph-properties style:writing-mode="lr-tb"/>
    </style:style>
    <style:style style:name="gr9" style:family="graphic" style:parent-style-name="standard">
      <style:graphic-properties svg:stroke-width="0.081cm" svg:stroke-color="#3333ff" draw:marker-start-width="0.321cm" draw:marker-end-width="0.321cm" draw:fill="none" draw:textarea-horizontal-align="justify" draw:textarea-vertical-align="middle" draw:auto-grow-height="false" fo:min-height="0.85cm" fo:min-width="10.951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02cm" fo:min-width="7.35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3333ff" draw:marker-start-width="0.321cm" draw:marker-end-width="0.321cm" draw:fill="none" draw:textarea-horizontal-align="justify" draw:textarea-vertical-align="middle" draw:auto-grow-height="false" fo:min-height="0.301cm" fo:min-width="14.85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2.46cm"/>
      <style:paragraph-properties style:writing-mode="lr-tb"/>
    </style:style>
    <style:style style:name="gr13" style:family="graphic" style:parent-style-name="standard">
      <style:graphic-properties svg:stroke-width="0.081cm" svg:stroke-color="#cc0066" draw:marker-start-width="0.321cm" draw:marker-end-width="0.321cm" draw:fill="none" draw:textarea-horizontal-align="justify" draw:textarea-vertical-align="middle" draw:auto-grow-height="false" fo:min-height="0.85cm" fo:min-width="14.814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cc0066" draw:marker-start-width="0.321cm" draw:marker-end-width="0.321cm" draw:fill="none" draw:textarea-horizontal-align="justify" draw:textarea-vertical-align="middle" draw:auto-grow-height="false" fo:min-height="0.165cm" fo:min-width="4.421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57cm" fo:min-width="1.962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6.308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84cm" fo:min-width="10.33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cc0066" draw:marker-start-width="0.321cm" draw:marker-end-width="0.321cm" draw:fill="none" draw:textarea-horizontal-align="justify" draw:textarea-vertical-align="middle" draw:auto-grow-height="false" fo:min-height="0.183cm" fo:min-width="8.176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cccccc" draw:textarea-horizontal-align="left" draw:auto-grow-height="true" draw:auto-grow-width="true" fo:min-height="1.255cm" fo:min-width="5.344cm"/>
      <style:paragraph-properties style:writing-mode="lr-tb"/>
    </style:style>
    <style:style style:name="pr1" style:family="presentation" style:parent-style-name="Default-title">
      <style:graphic-properties fo:min-height="3.43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026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3.14cm" style:use-optimal-column-width="false"/>
    </style:style>
    <style:style style:name="co4" style:family="table-column">
      <style:table-column-properties style:column-width="3.32cm" style:use-optimal-column-width="false"/>
    </style:style>
    <style:style style:name="co5" style:family="table-column">
      <style:table-column-properties style:column-width="3.4cm" style:use-optimal-column-width="false"/>
    </style:style>
    <style:style style:name="co6" style:family="table-column">
      <style:table-column-properties style:column-width="4.236cm" style:use-optimal-column-width="false"/>
    </style:style>
    <style:style style:name="co7" style:family="table-column">
      <style:table-column-properties style:column-width="4.25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71cm" style:use-optimal-row-height="false"/>
    </style:style>
    <style:style style:name="ro3" style:family="table-row">
      <style:table-row-properties style:row-height="0.899cm" style:use-optimal-row-height="false"/>
    </style:style>
    <style:style style:name="ro4" style:family="table-row">
      <style:table-row-properties style:row-height="0.964cm" style:use-optimal-row-height="false"/>
    </style:style>
    <style:style style:name="ro5" style:family="table-row">
      <style:table-row-properties style:row-height="1.024cm" style:use-optimal-row-height="false"/>
    </style:style>
    <style:style style:name="ro6" style:family="table-row">
      <style:table-row-properties style:row-height="1.771cm" style:use-optimal-row-height="false"/>
    </style:style>
    <style:style style:name="ro7" style:family="table-row">
      <style:table-row-properties style:row-height="1.573cm" style:use-optimal-row-height="false"/>
    </style:style>
    <style:style style:name="ro8" style:family="table-row">
      <style:table-row-properties style:row-height="1.388cm" style:use-optimal-row-height="false"/>
    </style:style>
    <style:style style:name="ce1" style:family="table-cell">
      <style:paragraph-properties fo:text-align="center"/>
      <style:text-properties style:font-name="Times New Roman" fo:font-weight="bold" style:font-weight-asian="bold" style:font-weight-complex="bold"/>
    </style:style>
    <style:style style:name="ce2" style:family="table-cell">
      <style:paragraph-properties fo:text-align="center"/>
      <style:text-properties style:font-name="Times New Roman"/>
    </style:style>
    <style:style style:name="ce3" style:family="table-cell"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fill-color="#aecf00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draw:fill-color="#ccff00"/>
      <style:paragraph-properties fo:text-align="center"/>
      <style:text-properties fo:font-weight="bold" style:font-weight-asian="bold" style:font-weight-complex="bold"/>
    </style:style>
    <style:style style:name="ce6" style:family="table-cell">
      <loext:graphic-properties draw:fill-color="#cc0000"/>
      <style:paragraph-properties fo:text-align="center"/>
      <style:text-properties fo:font-weight="bold" style:font-weight-asian="bold" style:font-weight-complex="bold"/>
    </style:style>
    <style:style style:name="ce7" style:family="table-cell">
      <style:paragraph-properties fo:text-align="center"/>
    </style:style>
    <style:style style:name="ce8" style:family="table-cell">
      <loext:graphic-properties draw:textarea-vertical-align="middle"/>
      <style:paragraph-properties fo:text-align="center"/>
      <style:text-properties style:font-name="Times New Roman"/>
    </style:style>
    <style:style style:name="ce9" style:family="table-cell">
      <loext:graphic-properties draw:textarea-vertical-align="middle"/>
      <style:paragraph-properties fo:text-align="center" fo:border="0.03pt solid #ffffff"/>
      <style:text-properties style:font-name="Times New Roman"/>
    </style:style>
    <style:style style:name="ce10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Times New Roman"/>
    </style:style>
    <style:style style:name="ce11" style:family="table-cell">
      <loext:graphic-properties draw:fill-color="#ccff00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Times New Roman" fo:font-weight="bold" style:font-weight-asian="bold" style:font-weight-complex="bold"/>
    </style:style>
    <style:style style:name="ce12" style:family="table-cell">
      <loext:graphic-properties draw:fill-color="#ccff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999999" style:font-name="Times New Roman"/>
    </style:style>
    <style:style style:name="ce13" style:family="table-cell">
      <loext:graphic-properties draw:fill-color="#ccff00" draw:textarea-vertical-align="middle"/>
      <style:paragraph-properties fo:text-align="center" fo:border-left="0.03pt solid #ffffff" fo:border-right="none" fo:border-top="0.03pt solid #ffffff" fo:border-bottom="none"/>
      <style:text-properties fo:color="#999999" style:font-name="Times New Roman"/>
    </style:style>
    <style:style style:name="ce14" style:family="table-cell">
      <loext:graphic-properties draw:fill="solid" draw:fill-color="#ccff00" draw:gradient-step-count="18" draw:textarea-vertical-align="middle"/>
      <style:paragraph-properties fo:text-align="start" fo:border="0.03pt solid #ffffff"/>
      <style:text-properties fo:color="#999999" style:font-name="Times New Roman" fo:font-size="18pt" style:font-size-asian="18pt" style:font-size-complex="18pt"/>
    </style:style>
    <style:style style:name="ce15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Times New Roman"/>
    </style:style>
    <style:style style:name="ce16" style:family="table-cell">
      <loext:graphic-properties draw:fill="solid" draw:fill-color="#ffff99" draw:textarea-vertical-align="middle"/>
      <style:paragraph-properties fo:text-align="center" fo:border="0.03pt solid #ffffff"/>
      <style:text-properties fo:color="#999999" style:font-name="Times New Roman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99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18" style:family="table-cell">
      <loext:graphic-properties draw:fill="solid" draw:fill-color="#ffff99" draw:gradient-step-count="64" draw:textarea-vertical-align="middle"/>
      <style:paragraph-properties fo:text-align="center" fo:border="0.03pt solid #ffffff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19" style:family="table-cell">
      <loext:graphic-properties draw:fill-color="#ffff99" draw:textarea-vertical-align="middle"/>
      <style:paragraph-properties fo:text-align="center" fo:border-left="none" fo:border-right="0.03pt solid #ffffff" fo:border-top="none" fo:border-bottom="0.03pt solid #ffffff"/>
      <style:text-properties fo:color="#999999" style:font-name="Times New Roman" fo:font-weight="normal" style:font-weight-asian="normal" style:font-weight-complex="normal"/>
    </style:style>
    <style:style style:name="ce20" style:family="table-cell">
      <loext:graphic-properties draw:fill-color="#ff99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999999" style:font-name="Times New Roman" fo:font-weight="normal" style:font-weight-asian="normal" style:font-weight-complex="normal"/>
    </style:style>
    <style:style style:name="ce21" style:family="table-cell">
      <loext:graphic-properties draw:fill-color="#ff99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999999" style:font-name="Times New Roman"/>
    </style:style>
    <style:style style:name="ce22" style:family="table-cell">
      <loext:graphic-properties draw:fill-color="#ff9900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Times New Roman" fo:font-weight="bold" style:font-weight-asian="bold" style:font-weight-complex="bold"/>
    </style:style>
    <style:style style:name="ce23" style:family="table-cell">
      <loext:graphic-properties draw:fill-color="#ff9900" draw:textarea-vertical-align="middle"/>
      <style:paragraph-properties fo:text-align="center"/>
      <style:text-properties fo:color="#999999" style:font-name="Times New Roman" fo:font-weight="normal" style:font-weight-asian="normal" style:font-weight-complex="normal"/>
    </style:style>
    <style:style style:name="ce24" style:family="table-cell">
      <loext:graphic-properties draw:fill-color="#ff33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999999" style:font-name="Times New Roman" fo:font-weight="normal" style:font-weight-asian="normal" style:font-weight-complex="normal"/>
    </style:style>
    <style:style style:name="ce25" style:family="table-cell">
      <loext:graphic-properties draw:fill-color="#ff33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999999" style:font-name="Times New Roman"/>
    </style:style>
    <style:style style:name="ce26" style:family="table-cell">
      <loext:graphic-properties draw:fill-color="#ff3300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Times New Roman" fo:font-weight="bold" style:font-weight-asian="bold" style:font-weight-complex="bold"/>
    </style:style>
    <style:style style:name="ce27" style:family="table-cell">
      <loext:graphic-properties draw:fill-color="#ffffff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Times New Roman"/>
    </style:style>
    <style:style style:name="ce28" style:family="table-cell">
      <loext:graphic-properties draw:fill="solid" draw:fill-color="#e6e6e6" draw:textarea-vertical-align="middle"/>
      <style:paragraph-properties fo:text-align="center" fo:border="0.03pt solid #ffffff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29" style:family="table-cell">
      <loext:graphic-properties draw:fill="solid" draw:fill-color="#e6e6e6" draw:textarea-vertical-align="middle"/>
      <style:paragraph-properties fo:text-align="center" fo:border="0.03pt solid #ffffff"/>
      <style:text-properties fo:color="#999999" style:font-name="Times New Roman" fo:font-size="18pt" style:font-size-asian="18pt" style:font-size-complex="18pt"/>
    </style:style>
    <style:style style:name="ce30" style:family="table-cell">
      <loext:graphic-properties draw:fill="solid" draw:fill-color="#ffffff" draw:gradient-step-count="18" draw:textarea-vertical-align="middle"/>
      <style:paragraph-properties fo:text-align="center" fo:border="0.03pt solid #ffffff"/>
      <style:text-properties fo:color="#999999" style:font-name="Times New Roman" fo:font-size="18pt" style:font-size-asian="18pt" style:font-size-complex="18pt"/>
    </style:style>
    <style:style style:name="ce31" style:family="table-cell">
      <loext:graphic-properties draw:fill="solid" draw:fill-color="#ffff99" draw:textarea-vertical-align="middle"/>
      <style:paragraph-properties fo:text-align="center" fo:border="0.03pt solid #ffffff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32" style:family="table-cell">
      <loext:graphic-properties draw:fill-color="#ff3300" draw:textarea-vertical-align="middle"/>
      <style:paragraph-properties fo:text-align="center" fo:border-left="none" fo:border-right="0.03pt solid #ffffff" fo:border-top="none" fo:border-bottom="0.03pt solid #ffffff"/>
      <style:text-properties style:font-name="Times New Roman" fo:font-weight="bold" style:font-weight-asian="bold" style:font-weight-complex="bold"/>
    </style:style>
    <style:style style:name="ce33" style:family="table-cell">
      <loext:graphic-properties draw:fill-color="#ff3300" draw:textarea-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4" style:family="table-cell">
      <loext:graphic-properties draw:fill="solid" draw:fill-color="#ffffff" draw:gradient-step-count="18" draw:textarea-vertical-align="middle"/>
      <style:paragraph-properties fo:text-align="start" fo:border="0.03pt solid #ffffff"/>
      <style:text-properties fo:color="#999999" style:font-name="Times New Roman" fo:font-size="18pt" style:font-size-asian="18pt" style:font-size-complex="18pt"/>
    </style:style>
    <style:style style:name="ce35" style:family="table-cell">
      <loext:graphic-properties draw:fill="solid" draw:fill-color="#ff9900" draw:gradient-step-count="64" draw:textarea-vertical-align="middle"/>
      <style:paragraph-properties fo:text-align="start" fo:border="0.03pt solid #ffffff"/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ce36" style:family="table-cell">
      <loext:graphic-properties draw:fill="gradient" draw:fill-color="#ffff99" draw:fill-gradient-name="Gradient_20_5" draw:gradient-step-count="18" draw:textarea-vertical-align="middle"/>
      <style:paragraph-properties fo:text-align="start" fo:border="0.03pt solid #ffffff"/>
      <style:text-properties fo:color="#999999" style:font-name="Times New Roman" fo:font-size="18pt" style:font-size-asian="18pt" style:font-size-complex="18pt"/>
    </style:style>
    <style:style style:name="ce37" style:family="table-cell">
      <loext:graphic-properties draw:fill="gradient" draw:fill-color="#ffcc00" draw:fill-gradient-name="Gradient_20_7" draw:gradient-step-count="64" draw:textarea-vertical-align="middle"/>
      <style:paragraph-properties fo:text-align="start" fo:border="0.03pt solid #ffffff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  <style:text-properties style:font-name="Times New Roman"/>
    </style:style>
    <style:style style:name="P2" style:family="paragraph">
      <loext:graphic-properties draw:fill-color="#ffffff"/>
      <style:paragraph-properties style:writing-mode="lr-tb"/>
      <style:text-properties style:font-name="Times New Roman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" style:family="paragraph">
      <style:paragraph-properties fo:text-align="center"/>
      <style:text-properties style:font-name="Times New Roman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15pt" style:font-size-asian="15pt" style:font-size-complex="15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style:font-name="Times New Roman" fo:font-size="32pt"/>
    </style:style>
    <style:style style:name="P11" style:family="paragraph">
      <style:paragraph-properties fo:text-align="center"/>
      <style:text-properties fo:color="#999999" style:font-name="Times New Roman"/>
    </style:style>
    <style:style style:name="P12" style:family="paragraph">
      <style:paragraph-properties fo:text-align="center"/>
      <style:text-properties fo:color="#999999" style:font-name="Times New Roman" fo:font-size="18pt" style:font-size-asian="18pt" style:font-size-complex="18pt"/>
    </style:style>
    <style:style style:name="P13" style:family="paragraph">
      <style:paragraph-properties fo:text-align="center"/>
      <style:text-properties fo:color="#999999" style:font-name="Times New Roman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color="#999999" style:font-name="Times New Roman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cccccc"/>
      <style:paragraph-properties style:writing-mode="lr-tb"/>
      <style:text-properties style:font-name="Times New Roman" fo:font-size="16pt" style:font-size-asian="16pt" style:font-size-complex="16pt"/>
    </style:style>
    <style:style style:name="P20" style:family="paragraph">
      <style:paragraph-properties fo:text-align="start"/>
      <style:text-properties fo:color="#999999" style:font-name="Times New Roman" fo:font-size="18pt" style:font-size-asian="18pt" style:font-size-complex="18pt"/>
    </style:style>
    <style:style style:name="P21" style:family="paragraph">
      <style:paragraph-properties fo:text-align="start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8pt" fo:font-weight="bold" style:font-weight-asian="bold" style:font-weight-complex="bold"/>
    </style:style>
    <style:style style:name="T5" style:family="text">
      <style:text-properties style:font-name="Times New Roman" fo:font-size="18pt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style:font-name="Times New Roman" fo:font-size="15pt" style:font-size-asian="15pt" style:font-size-complex="15pt"/>
    </style:style>
    <style:style style:name="T9" style:family="text">
      <style:text-properties style:font-name="Times New Roman" fo:font-size="32pt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fo:color="#999999" style:font-name="Times New Roman"/>
    </style:style>
    <style:style style:name="T12" style:family="text">
      <style:text-properties fo:color="#999999" style:font-name="Times New Roman" fo:font-size="18pt" style:font-size-asian="18pt" style:font-size-complex="18pt"/>
    </style:style>
    <style:style style:name="T13" style:family="text">
      <style:text-properties fo:color="#999999" style:font-name="Times New Roman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999999" style:font-name="Times New Roman" fo:font-weight="normal" style:font-weight-asian="normal" style:font-weight-complex="normal"/>
    </style:style>
    <style:style style:name="T16" style:family="text">
      <style:text-properties fo:color="#808080" style:font-name="Times New Roman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Times New Roman" fo:font-size="32pt" style:font-size-asian="32pt" style:font-size-complex="32pt"/>
    </style:style>
    <style:style style:name="T18" style:family="text">
      <style:text-properties fo:color="#999999" style:font-name="Times New Roman" fo:font-size="18pt"/>
    </style:style>
    <style:style style:name="T19" style:family="text">
      <style:text-properties style:use-window-font-color="true" style:font-name="Times New Roman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Times New Roman" fo:font-size="16pt" style:text-underline-style="solid" style:text-underline-width="auto" style:text-underline-color="font-color" style:font-size-asian="16pt" style:font-size-complex="16pt"/>
    </style:style>
    <style:style style:name="T24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39cm" svg:x="1.4cm" svg:y="0.623cm" presentation:class="title" presentation:user-transformed="true">
          <draw:text-box>
            <text:p><text:span text:style-name="T1">Testi</text:span><text:span text:style-name="T1">ng </text:span><text:span text:style-name="T1">IP-</text:span><text:span text:style-name="T1">ECN </text:span><text:span text:style-name="T1">traver</text:span><text:span text:style-name="T1">sal</text:span><text:span text:style-name="T1"><text:line-break/></text:span><text:span text:style-name="T1">over </text:span><text:span text:style-name="T1">IPsec </text:span><text:span text:style-name="T1">VPN</text:span><text:span text:style-name="T1">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Bob </text:span><text:span text:style-name="T1">Briscoe</text:span></text:p>
            <text:p><text:span text:style-name="T1">18 Sep </text:span><text:span text:style-name="T1">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-0.172cm" presentation:class="title" presentation:user-transformed="true">
          <draw:text-box>
            <text:p><text:span text:style-name="T1">Test </text:span><text:span text:style-name="T1">proce</text:span><text:span text:style-name="T1">dure</text:span></text:p>
          </draw:text-box>
        </draw:frame>
        <draw:frame presentation:style-name="pr5" draw:text-style-name="P1" draw:layer="layout" svg:width="25.199cm" svg:height="12.115cm" svg:x="1.4cm" svg:y="2.885cm" presentation:class="outline" presentation:user-transformed="true">
          <draw:text-box>
            <text:list text:style-name="L2">
              <text:list-item>
                <text:p><text:span text:style-name="T2">Client with local VPN client connects: </text:span></text:p>
                <text:list>
                  <text:list-item>
                    <text:list>
                      <text:list-item>
                        <text:p><text:span text:style-name="T3">to VPN server </text:span></text:p>
                      </text:list-item>
                      <text:list-item>
                        <text:p><text:span text:style-name="T3">then to app server over TCP-AccECN or QUIC over VP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No known test for bump-in-the-wire VPNs</text:span></text:p>
              </text:list-item>
              <text:list-item>
                <text:p><text:span text:style-name="T2">Control experiment: send IPsec packets to app server with same inner </text:span><text:span text:style-name="T2">&amp; outer IP-ECN and check feedback is the same</text:span></text:p>
              </text:list-item>
              <text:list-item>
                <text:p><text:span text:style-name="T2">Test: client constructs IPsec packets in table</text:span><text:span text:style-name="T2"><text:line-break/></text:span><text:span text:style-name="T1">to send to app server (repeat each a few times)</text:span></text:p>
                <text:list>
                  <text:list-item>
                    <text:list>
                      <text:list-item>
                        <text:p><text:span text:style-name="T1">TCP: send as SYNs and retransmit if not ACK'd</text:span></text:p>
                      </text:list-item>
                      <text:list-item>
                        <text:p><text:span text:style-name="T1">QUIC: can send as 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f poss, test multiple app servers through same VPN</text:span></text:p>
                <text:list>
                  <text:list-item>
                    <text:list>
                      <text:list-item>
                        <text:p><text:span text:style-name="T1">to eliminate app servers with broken ECN feedba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6.05cm" svg:height="4.858cm" svg:x="19cm" svg:y="9.2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inner</text:span></text:p>
              </table:table-cell>
              <table:table-cell>
                <text:p text:style-name="P5"><text:span text:style-name="T4">outer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Not-ECT</text:span></text:p>
              </table:table-cell>
              <table:table-cell>
                <text:p text:style-name="P6"><text:span text:style-name="T5">CE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ECT(0)</text:span></text:p>
              </table:table-cell>
              <table:table-cell>
                <text:p text:style-name="P6"><text:span text:style-name="T5">CE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ECT(1)</text:span></text:p>
              </table:table-cell>
              <table:table-cell>
                <text:p text:style-name="P6"><text:span text:style-name="T5">C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ECT(0)</text:span></text:p>
              </table:table-cell>
              <table:table-cell>
                <text:p text:style-name="P6"><text:span text:style-name="T5">ECT(1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-0.172cm" presentation:class="title" presentation:user-transformed="true">
          <draw:text-box>
            <text:p><text:span text:style-name="T1">Repo</text:span><text:span text:style-name="T1">rting </text:span><text:span text:style-name="T1">result</text:span><text:span text:style-name="T1">s</text:span></text:p>
          </draw:text-box>
        </draw:frame>
        <draw:frame presentation:style-name="pr6" draw:text-style-name="P1" draw:layer="layout" svg:width="25.199cm" svg:height="11.115cm" svg:x="1.4cm" svg:y="2.885cm" presentation:class="outline" presentation:user-transformed="true">
          <draw:text-box>
            <text:list text:style-name="L2">
              <text:list-item>
                <text:p><text:span text:style-name="T2">TCP</text:span></text:p>
                <text:list>
                  <text:list-item>
                    <text:list>
                      <text:list-item>
                        <text:p><text:span text:style-name="T3">use AccECN, which feeds back arriving </text:span><text:span text:style-name="T3"><text:line-break/></text:span><text:span text:style-name="T3">IP-ECN in TCP-ECN flags of SYN or SYN-ACK</text:span><text:span text:style-name="T3"><text:line-break/></text:span><text:span text:style-name="T3">using the 'handshake encoding' in t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QUIC</text:span></text:p>
                <text:list>
                  <text:list-item>
                    <text:list>
                      <text:list-item>
                        <text:p><text:span text:style-name="T1">destination (should) feed back </text:span><text:span text:style-name="T1"><text:line-break/></text:span><text:span text:style-name="T1">count of arriving ECN code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2.592cm" svg:height="2.003cm" svg:x="3.2cm" svg:y="13.2cm">
          <draw:text-box>
            <text:p><text:span text:style-name="T7"><text:s text:c="24"/></text:span></text:p>
            <text:p><text:span text:style-name="T8">For TCP, see </text:span><text:span text:style-name="T8">tables 2 &amp; 3 of </text:span><text:span text:style-name="T8">draft-ietf-tcpm-</text:span><text:span text:style-name="T8">accurate-ecn</text:span></text:p>
            <text:p><text:span text:style-name="T8">For QUIC see </text:span><text:span text:style-name="T8">RFC9000</text:span></text:p>
          </draw:text-box>
        </draw:frame>
        <draw:frame draw:style-name="standard" draw:layer="layout" svg:width="6.459cm" svg:height="4.819cm" svg:x="20.638cm" svg:y="6.59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4"><text:span text:style-name="T4">IP-ECN</text:span></text:p>
              </table:table-cell>
              <table:table-cell>
                <text:p text:style-name="P5"><text:span text:style-name="T4">TCP-ECN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5">Not-ECT</text:span></text:p>
              </table:table-cell>
              <table:table-cell>
                <text:p text:style-name="P6"><text:span text:style-name="T5">0b010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5">ECT(1)</text:span></text:p>
              </table:table-cell>
              <table:table-cell>
                <text:p text:style-name="P6"><text:span text:style-name="T5">0b011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5">ECT(0)</text:span></text:p>
              </table:table-cell>
              <table:table-cell>
                <text:p text:style-name="P6"><text:span text:style-name="T5">0b100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5">CE</text:span></text:p>
              </table:table-cell>
              <table:table-cell>
                <text:p text:style-name="P6"><text:span text:style-name="T5">0b11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Anal</text:span><text:span text:style-name="T1">ysis </text:span><text:span text:style-name="T1">of </text:span><text:span text:style-name="T1">result</text:span><text:span text:style-name="T1">s</text:span></text:p>
          </draw:text-box>
        </draw:frame>
        <draw:frame presentation:style-name="pr7" draw:text-style-name="P1" draw:layer="layout" svg:width="25.199cm" svg:height="5cm" svg:x="1.4cm" svg:y="9.2cm" presentation:class="outline" presentation:user-transformed="true">
          <draw:text-box>
            <text:list text:style-name="L2">
              <text:list-item>
                <text:p><text:span text:style-name="T1">If IPsec [RFC4301] VPN server exhibits green behaviour</text:span></text:p>
                <text:list>
                  <text:list-item>
                    <text:list>
                      <text:list-item>
                        <text:p><text:span text:style-name="T1">it's compliant (RFC6040 updated RFC4301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f it exhibits red behaviour (or a mix of the greens) it's non-compliant</text:span></text:p>
                <text:list>
                  <text:list-item>
                    <text:list>
                      <text:list-item>
                        <text:p><text:span text:style-name="T1">or the app server's feedback is non-compli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399cm" svg:height="5.554cm" svg:x="2.627cm" svg:y="3.1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3">
              <table:table-cell>
                <text:p text:style-name="P4"><text:span text:style-name="T4">sent inner</text:span></text:p>
              </table:table-cell>
              <table:table-cell>
                <text:p text:style-name="P9"><text:span text:style-name="T4">sent outer</text:span></text:p>
              </table:table-cell>
              <table:table-cell table:style-name="ce4">
                <text:p text:style-name="P9"><text:span text:style-name="T4">at dst RFC6040</text:span></text:p>
              </table:table-cell>
              <table:table-cell table:style-name="ce5">
                <text:p text:style-name="P9"><text:span text:style-name="T4">at dst RFC4301</text:span></text:p>
              </table:table-cell>
              <table:table-cell table:style-name="ce6">
                <text:p text:style-name="P9"><text:span text:style-name="T4">at dst RFC2003</text:span></text:p>
              </table:table-cell>
              <table:table-cell table:style-name="ce6">
                <text:p text:style-name="P9"><text:span text:style-name="T4">at dst</text:span><text:span text:style-name="T4"><text:line-break/></text:span><text:span text:style-name="T4">mangled</text:span></text:p>
              </table:table-cell>
            </table:table-row>
            <table:table-row table:style-name="ro1" table:default-cell-style-name="ce7">
              <table:table-cell>
                <text:p text:style-name="P4"><text:span text:style-name="T5">Not-ECT</text:span></text:p>
              </table:table-cell>
              <table:table-cell>
                <text:p text:style-name="P4"><text:span text:style-name="T5">CE</text:span></text:p>
              </table:table-cell>
              <table:table-cell>
                <text:p text:style-name="P4"><text:span text:style-name="T5">dropped</text:span></text:p>
              </table:table-cell>
              <table:table-cell>
                <text:p text:style-name="P4"><text:span text:style-name="T5"><text:s/></text:span><text:span text:style-name="T5">Not-ECT</text:span></text:p>
              </table:table-cell>
              <table:table-cell>
                <text:p text:style-name="P4"><text:span text:style-name="T5"><text:s/></text:span><text:span text:style-name="T5">Not-ECT</text:span></text:p>
              </table:table-cell>
              <table:table-cell>
                <text:p text:style-name="P4"><text:span text:style-name="T5">other</text:span></text:p>
              </table:table-cell>
            </table:table-row>
            <table:table-row table:style-name="ro1" table:default-cell-style-name="ce7">
              <table:table-cell>
                <text:p text:style-name="P4"><text:span text:style-name="T5">ECT(0)</text:span></text:p>
              </table:table-cell>
              <table:table-cell>
                <text:p text:style-name="P4"><text:span text:style-name="T5">CE</text:span></text:p>
              </table:table-cell>
              <table:table-cell>
                <text:p text:style-name="P4"><text:span text:style-name="T5">CE</text:span></text:p>
              </table:table-cell>
              <table:table-cell>
                <text:p text:style-name="P4"><text:span text:style-name="T5">CE</text:span></text:p>
              </table:table-cell>
              <table:table-cell>
                <text:p text:style-name="P4"><text:span text:style-name="T5">ECT(0)</text:span></text:p>
              </table:table-cell>
              <table:table-cell>
                <text:p text:style-name="P4"><text:span text:style-name="T5">other</text:span></text:p>
              </table:table-cell>
            </table:table-row>
            <table:table-row table:style-name="ro1" table:default-cell-style-name="ce7">
              <table:table-cell>
                <text:p text:style-name="P4"><text:span text:style-name="T5">ECT(1)</text:span></text:p>
              </table:table-cell>
              <table:table-cell>
                <text:p text:style-name="P4"><text:span text:style-name="T5">CE</text:span></text:p>
              </table:table-cell>
              <table:table-cell>
                <text:p text:style-name="P4"><text:span text:style-name="T5">CE</text:span></text:p>
              </table:table-cell>
              <table:table-cell>
                <text:p text:style-name="P4"><text:span text:style-name="T5">CE</text:span></text:p>
              </table:table-cell>
              <table:table-cell>
                <text:p text:style-name="P4"><text:span text:style-name="T5">ECT(1)</text:span></text:p>
              </table:table-cell>
              <table:table-cell>
                <text:p text:style-name="P4"><text:span text:style-name="T5">other</text:span></text:p>
              </table:table-cell>
            </table:table-row>
            <table:table-row table:style-name="ro1" table:default-cell-style-name="ce7">
              <table:table-cell>
                <text:p text:style-name="P4"><text:span text:style-name="T5">ECT(0)</text:span></text:p>
              </table:table-cell>
              <table:table-cell>
                <text:p text:style-name="P4"><text:span text:style-name="T5">ECT(1)</text:span></text:p>
              </table:table-cell>
              <table:table-cell>
                <text:p text:style-name="P4"><text:span text:style-name="T5">ECT(1)</text:span></text:p>
              </table:table-cell>
              <table:table-cell>
                <text:list text:style-name="L3">
                  <text:list-header>
                    <text:p text:style-name="P4"><text:span text:style-name="T5">ECT(0)</text:span></text:p>
                  </text:list-header>
                </text:list>
              </table:table-cell>
              <table:table-cell>
                <text:p text:style-name="P4"><text:span text:style-name="T5">ECT(0)</text:span></text:p>
              </table:table-cell>
              <table:table-cell>
                <text:p text:style-name="P4"><text:span text:style-name="T5">othe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IP-</text:span><text:span text:style-name="T1">ECN </text:span><text:span text:style-name="T1">traver</text:span><text:span text:style-name="T1">sal </text:span><text:span text:style-name="T1">over </text:span><text:span text:style-name="T1">IPsec </text:span><text:span text:style-name="T1">VPN</text:span><text:span text:style-name="T1">s</text:span></text:p>
          </draw:text-box>
        </draw:frame>
        <draw:frame presentation:style-name="pr2" draw:text-style-name="P10" draw:layer="layout" svg:width="25.199cm" svg:height="9.134cm" svg:x="1.4cm" svg:y="3.685cm" presentation:class="subtitle" presentation:user-transformed="true">
          <draw:text-box>
            <text:p><text:span text:style-name="T9">Spare </text:span><text:span text:style-name="T9">slides:</text:span></text:p>
            <text:p><text:span text:style-name="T9">History </text:span><text:span text:style-name="T9">of ECN </text:span><text:span text:style-name="T9">propaga</text:span><text:span text:style-name="T9">tion by </text:span><text:span text:style-name="T9">tunnels</text:span></text:p>
            <text:p><text:span text:style-name="T9">(only </text:span><text:span text:style-name="T9">RFC43</text:span><text:span text:style-name="T9">01 &amp; </text:span><text:span text:style-name="T9">RFC60</text:span><text:span text:style-name="T9">40 are </text:span><text:span text:style-name="T9">relevant </text:span><text:span text:style-name="T9">to </text:span><text:span text:style-name="T9">VPN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draw:style-name="standard" draw:layer="layout" svg:width="21.198cm" svg:height="10.964cm" svg:x="3.7cm" svg:y="2.9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8">
              <table:table-cell table:number-rows-spanned="2">
                <text:p text:style-name="P4"><text:span text:style-name="T1">Incoming inner</text:span></text:p>
              </table:table-cell>
              <table:table-cell table:number-columns-spanned="4">
                <text:p text:style-name="P6"><text:span text:style-name="T1">Incoming outer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9">
              <table:covered-table-cell table:style-name="ce8"/>
              <table:table-cell>
                <text:p text:style-name="P6"><text:span text:style-name="T1">Not-ECT</text:span></text:p>
              </table:table-cell>
              <table:table-cell>
                <text:p text:style-name="P6"><text:span text:style-name="T1">ECT(0)</text:span></text:p>
              </table:table-cell>
              <table:table-cell>
                <text:p text:style-name="P6"><text:span text:style-name="T1">ECT(1)</text:span></text:p>
              </table:table-cell>
              <table:table-cell table:style-name="ce10">
                <text:p text:style-name="P6"><text:span text:style-name="T1">CE</text:span></text:p>
              </table:table-cell>
            </table:table-row>
            <table:table-row table:style-name="ro6">
              <table:table-cell table:style-name="ce9">
                <text:p text:style-name="P6"><text:span text:style-name="T1">Not-ECT</text:span></text:p>
              </table:table-cell>
              <table:table-cell table:style-name="ce11">
                <text:p text:style-name="P5"><text:span text:style-name="T10">Not-ECT</text:span></text:p>
              </table:table-cell>
              <table:table-cell table:style-name="ce12">
                <text:p text:style-name="P11"><text:span text:style-name="T11">Not-ECT</text:span></text:p>
              </table:table-cell>
              <table:table-cell table:style-name="ce13">
                <text:p text:style-name="P11"><text:span text:style-name="T11">Not-ECT</text:span></text:p>
              </table:table-cell>
              <table:table-cell table:style-name="ce14">
                <text:p text:style-name="P12"><text:span text:style-name="T12">Not-ECT</text:span></text:p>
              </table:table-cell>
            </table:table-row>
            <table:table-row table:style-name="ro6">
              <table:table-cell table:style-name="ce15">
                <text:p text:style-name="P6"><text:span text:style-name="T1">ECT(0)</text:span></text:p>
              </table:table-cell>
              <table:table-cell table:style-name="ce16">
                <text:p text:style-name="P13"><text:span text:style-name="T13">ECT(0)</text:span></text:p>
              </table:table-cell>
              <table:table-cell table:style-name="ce17">
                <text:p text:style-name="P14"><text:span text:style-name="T14">ECT(0)</text:span></text:p>
              </table:table-cell>
              <table:table-cell table:style-name="ce18">
                <text:p text:style-name="P14"><text:span text:style-name="T13">ECT(0)</text:span></text:p>
              </table:table-cell>
              <table:table-cell table:style-name="ce19">
                <text:p text:style-name="P15"><text:span text:style-name="T15">ECT(0)</text:span></text:p>
              </table:table-cell>
            </table:table-row>
            <table:table-row table:style-name="ro7">
              <table:table-cell table:style-name="ce8">
                <text:p text:style-name="P6"><text:span text:style-name="T1">ECT(1)</text:span></text:p>
              </table:table-cell>
              <table:table-cell table:style-name="ce20">
                <text:p text:style-name="P15"><text:span text:style-name="T15">ECT(1)</text:span></text:p>
              </table:table-cell>
              <table:table-cell table:style-name="ce21">
                <text:p text:style-name="P11"><text:span text:style-name="T11">ECT(1)</text:span></text:p>
              </table:table-cell>
              <table:table-cell table:style-name="ce22">
                <text:p text:style-name="P5"><text:span text:style-name="T10">ECT(1)</text:span></text:p>
              </table:table-cell>
              <table:table-cell table:style-name="ce23">
                <text:p text:style-name="P15"><text:span text:style-name="T15">ECT(1)</text:span></text:p>
              </table:table-cell>
            </table:table-row>
            <table:table-row table:style-name="ro8" table:default-cell-style-name="ce24">
              <table:table-cell table:style-name="ce8">
                <text:p text:style-name="P6"><text:span text:style-name="T1">CE</text:span></text:p>
              </table:table-cell>
              <table:table-cell>
                <text:p text:style-name="P15"><text:span text:style-name="T15">CE</text:span></text:p>
              </table:table-cell>
              <table:table-cell>
                <text:p text:style-name="P15"><text:span text:style-name="T15">CE</text:span></text:p>
              </table:table-cell>
              <table:table-cell table:style-name="ce25">
                <text:p text:style-name="P11"><text:span text:style-name="T11">CE</text:span></text:p>
              </table:table-cell>
              <table:table-cell table:style-name="ce26">
                <text:p text:style-name="P5"><text:span text:style-name="T10">CE</text:span></text:p>
              </table:table-cell>
            </table:table-row>
            <table:table-row table:style-name="ro8" table:default-cell-style-name="ce28">
              <table:table-cell table:style-name="ce27"/>
              <table:table-cell table:number-columns-spanned="4">
                <text:p text:style-name="P14"><text:span text:style-name="T14">Outgoing header after decap</text:span><text:span text:style-name="T14"><text:line-break/></text:span><text:span text:style-name="T16">greyed out = combination shouldn't be possible</text:span></text:p>
              </table:table-cell>
              <table:covered-table-cell/>
              <table:covered-table-cell table:style-name="ce29"/>
              <table:covered-table-cell/>
            </table:table-row>
          </table:table>
          <draw:image xlink:href="Pictures/TablePreview4.svm" xlink:type="simple" xlink:show="embed" xlink:actuate="onLoad"/>
        </draw:frame>
        <draw:frame presentation:style-name="pr4" draw:text-style-name="P1" draw:layer="layout" svg:width="25.199cm" svg:height="2.629cm" svg:x="1.4cm" svg:y="0.028cm" presentation:class="title" presentation:user-transformed="true">
          <draw:text-box>
            <text:p><text:span text:style-name="T17">Simple </text:span><text:span text:style-name="T17">(pre-</text:span><text:span text:style-name="T17">ECN) </text:span><text:span text:style-name="T17">IP in IP </text:span><text:span text:style-name="T17">tunnel, </text:span><text:span text:style-name="T17">e.g. </text:span><text:span text:style-name="T17">[RFC20</text:span><text:span text:style-name="T17">03]</text:span></text:p>
          </draw:text-box>
        </draw:frame>
        <draw:frame draw:style-name="gr3" draw:text-style-name="P16" draw:layer="layout" svg:width="7.263cm" svg:height="1.657cm" svg:x="1.1cm" svg:y="13.877cm">
          <draw:text-box>
            <text:p><text:span text:style-name="T1">Encap: copy </text:span><text:span text:style-name="T1">inner to outer</text:span></text:p>
            <text:p><text:span text:style-name="T1">Decap: </text:span><text:span text:style-name="T1">discard outer</text:span></text:p>
          </draw:text-box>
        </draw:frame>
        <draw:custom-shape draw:style-name="gr4" draw:text-style-name="P17" draw:layer="layout" svg:width="15.882cm" svg:height="1.668cm" draw:transform="rotate (-0.361806753938425) translate (8.94cm 5.302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7" draw:layer="layout" svg:width="5.205cm" svg:height="0.699cm" svg:x="3.158cm" svg:y="14.001cm">
          <text:p/>
          <draw:enhanced-geometry svg:viewBox="0 0 21600 21600" draw:path-stretchpoint-x="10800" draw:path-stretchpoint-y="10800" draw:text-areas="?f3 ?f4 ?f5 ?f6" draw:type="round-rectangle" draw:modifiers="10769.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draw:style-name="standard" draw:layer="layout" svg:width="21.198cm" svg:height="10.964cm" svg:x="3.7cm" svg:y="2.9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8">
              <table:table-cell table:number-rows-spanned="2">
                <text:p text:style-name="P4"><text:span text:style-name="T5">Incoming inner</text:span></text:p>
              </table:table-cell>
              <table:table-cell table:number-columns-spanned="4">
                <text:p text:style-name="P6"><text:span text:style-name="T5">Incoming outer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9">
              <table:covered-table-cell table:style-name="ce8"/>
              <table:table-cell>
                <text:p text:style-name="P6"><text:span text:style-name="T5">Not-ECT</text:span></text:p>
              </table:table-cell>
              <table:table-cell>
                <text:p text:style-name="P6"><text:span text:style-name="T5">ECT(0)</text:span></text:p>
              </table:table-cell>
              <table:table-cell>
                <text:p text:style-name="P6"><text:span text:style-name="T5">ECT(1)</text:span></text:p>
              </table:table-cell>
              <table:table-cell table:style-name="ce10">
                <text:p text:style-name="P6"><text:span text:style-name="T5">CE</text:span></text:p>
              </table:table-cell>
            </table:table-row>
            <table:table-row table:style-name="ro6">
              <table:table-cell table:style-name="ce9">
                <text:p text:style-name="P6"><text:span text:style-name="T5">Not-ECT</text:span></text:p>
              </table:table-cell>
              <table:table-cell table:style-name="ce11">
                <text:p text:style-name="P5"><text:span text:style-name="T4">Not-ECT</text:span></text:p>
              </table:table-cell>
              <table:table-cell table:style-name="ce12">
                <text:p text:style-name="P11"><text:span text:style-name="T18">Not-ECT</text:span></text:p>
              </table:table-cell>
              <table:table-cell table:style-name="ce13">
                <text:p text:style-name="P11"><text:span text:style-name="T18">Not-ECT</text:span></text:p>
              </table:table-cell>
              <table:table-cell table:style-name="ce30">
                <text:p text:style-name="P12"><text:span text:style-name="T12">drop</text:span></text:p>
              </table:table-cell>
            </table:table-row>
            <table:table-row table:style-name="ro6">
              <table:table-cell table:style-name="ce15">
                <text:p text:style-name="P6"><text:span text:style-name="T5">ECT(0)</text:span></text:p>
              </table:table-cell>
              <table:table-cell table:style-name="ce31">
                <text:p text:style-name="P14"><text:span text:style-name="T14">ECT(0)</text:span></text:p>
              </table:table-cell>
              <table:table-cell table:style-name="ce17">
                <text:p text:style-name="P14"><text:span text:style-name="T14">ECT(0)</text:span></text:p>
              </table:table-cell>
              <table:table-cell table:style-name="ce18">
                <text:p text:style-name="P14"><text:span text:style-name="T13">ECT(0)</text:span></text:p>
              </table:table-cell>
              <table:table-cell table:style-name="ce32">
                <text:p text:style-name="P5"><text:span text:style-name="T4">CE</text:span></text:p>
              </table:table-cell>
            </table:table-row>
            <table:table-row table:style-name="ro7" table:default-cell-style-name="ce22">
              <table:table-cell table:style-name="ce8">
                <text:p text:style-name="P6"><text:span text:style-name="T5">ECT(1)</text:span></text:p>
              </table:table-cell>
              <table:table-cell>
                <text:p text:style-name="P5"><text:span text:style-name="T4">ECT(1)</text:span></text:p>
              </table:table-cell>
              <table:table-cell table:style-name="ce21">
                <text:p text:style-name="P11"><text:span text:style-name="T18">ECT(1)</text:span></text:p>
              </table:table-cell>
              <table:table-cell>
                <text:p text:style-name="P5"><text:span text:style-name="T4">ECT(1)</text:span></text:p>
              </table:table-cell>
              <table:table-cell table:style-name="ce33">
                <text:p text:style-name="P5"><text:span text:style-name="T4">CE</text:span></text:p>
              </table:table-cell>
            </table:table-row>
            <table:table-row table:style-name="ro8" table:default-cell-style-name="ce26">
              <table:table-cell table:style-name="ce8">
                <text:p text:style-name="P6"><text:span text:style-name="T5">CE</text:span></text:p>
              </table:table-cell>
              <table:table-cell>
                <text:p text:style-name="P5"><text:span text:style-name="T4">CE</text:span></text:p>
              </table:table-cell>
              <table:table-cell>
                <text:p text:style-name="P5"><text:span text:style-name="T4">CE</text:span></text:p>
              </table:table-cell>
              <table:table-cell table:style-name="ce25">
                <text:p text:style-name="P11"><text:span text:style-name="T18">CE</text:span></text:p>
              </table:table-cell>
              <table:table-cell>
                <text:p text:style-name="P5"><text:span text:style-name="T4">CE</text:span></text:p>
              </table:table-cell>
            </table:table-row>
            <table:table-row table:style-name="ro8" table:default-cell-style-name="ce28">
              <table:table-cell table:style-name="ce27"/>
              <table:table-cell table:number-columns-spanned="4">
                <text:p text:style-name="P14"><text:span text:style-name="T19">Outgoing header</text:span><text:span text:style-name="T14"> after decap</text:span><text:span text:style-name="T14"><text:line-break/></text:span><text:span text:style-name="T16">greyed out = combination shouldn't be possible</text:span></text:p>
              </table:table-cell>
              <table:covered-table-cell/>
              <table:covered-table-cell table:style-name="ce29"/>
              <table:covered-table-cell/>
            </table:table-row>
          </table:table>
          <draw:image xlink:href="Pictures/TablePreview5.svm" xlink:type="simple" xlink:show="embed" xlink:actuate="onLoad"/>
        </draw:frame>
        <draw:frame presentation:style-name="pr4" draw:text-style-name="P1" draw:layer="layout" svg:width="25.199cm" svg:height="2.629cm" svg:x="1.4cm" svg:y="0.028cm" presentation:class="title" presentation:user-transformed="true">
          <draw:text-box>
            <text:p><text:span text:style-name="T1">Origi</text:span><text:span text:style-name="T1">nal </text:span><text:span text:style-name="T1">ECN-</text:span><text:span text:style-name="T1">tunne</text:span><text:span text:style-name="T1">l</text:span><text:span text:style-name="T17"> </text:span><text:span text:style-name="T17">[RFC31</text:span><text:span text:style-name="T17">68]</text:span></text:p>
          </draw:text-box>
        </draw:frame>
        <draw:custom-shape draw:style-name="gr6" draw:text-style-name="P17" draw:layer="layout" svg:width="6.531cm" svg:height="1.668cm" draw:transform="rotate (0.256912465893565) translate (13.368cm 10.7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3.1cm" svg:height="6.345cm" svg:x="8.531cm" svg:y="5.538cm">
          <text:p/>
          <draw:enhanced-geometry svg:viewBox="0 0 21600 21600" draw:path-stretchpoint-x="10800" draw:path-stretchpoint-y="10800" draw:text-areas="?f3 ?f4 ?f5 ?f6" draw:type="round-rectangle" draw:modifiers="6645.08223153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25.767cm" svg:height="1.657cm" svg:x="1.1cm" svg:y="13.878cm">
          <draw:text-box>
            <text:p><text:span text:style-name="T1">Encap: </text:span><text:span text:style-name="T1">Limited: set </text:span><text:span text:style-name="T1">outer to Not-</text:span><text:span text:style-name="T1">ECT; Full: </text:span><text:span text:style-name="T1">copy inner to </text:span><text:span text:style-name="T1">outer, except </text:span><text:span text:style-name="T1">change outer </text:span><text:span text:style-name="T1">CE to ECT(0)</text:span></text:p>
            <text:p><text:span text:style-name="T20">Decap: leave </text:span><text:span text:style-name="T20">inner </text:span><text:span text:style-name="T20">unchanged, </text:span><text:span text:style-name="T20">except outer </text:span><text:span text:style-name="T20">CE is copied </text:span><text:span text:style-name="T20">to inner, </text:span><text:span text:style-name="T20">unless Not-</text:span><text:span text:style-name="T20">ECT </text:span><text:span text:style-name="T1">inner </text:span><text:span text:style-name="T1">then drop</text:span></text:p>
          </draw:text-box>
        </draw:frame>
        <draw:custom-shape draw:style-name="gr9" draw:text-style-name="P17" draw:layer="layout" svg:width="12.019cm" svg:height="1.668cm" draw:transform="rotate (-0.361806753938425) translate (8.94cm 5.303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8cm" svg:height="0.7cm" svg:x="3.157cm" svg:y="14cm">
          <text:p/>
          <draw:enhanced-geometry svg:viewBox="0 0 21600 21600" draw:path-stretchpoint-x="10800" draw:path-stretchpoint-y="10800" draw:text-areas="?f3 ?f4 ?f5 ?f6" draw:type="round-rectangle" draw:modifiers="9860.199714693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15.5cm" svg:height="0.699cm" svg:x="11.257cm" svg:y="14.001cm">
          <text:p/>
          <draw:enhanced-geometry svg:viewBox="0 0 21600 21600" draw:path-stretchpoint-x="10800" draw:path-stretchpoint-y="10800" draw:text-areas="?f3 ?f4 ?f5 ?f6" draw:type="round-rectangle" draw:modifiers="9874.285714285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draw:style-name="standard" draw:layer="layout" svg:width="21.198cm" svg:height="10.964cm" svg:x="3.7cm" svg:y="2.9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8">
              <table:table-cell table:number-rows-spanned="2">
                <text:p text:style-name="P4"><text:span text:style-name="T1">Incoming inner</text:span></text:p>
              </table:table-cell>
              <table:table-cell table:number-columns-spanned="4">
                <text:p text:style-name="P6"><text:span text:style-name="T1">Incoming outer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9">
              <table:covered-table-cell table:style-name="ce8"/>
              <table:table-cell>
                <text:p text:style-name="P6"><text:span text:style-name="T1">Not-ECT</text:span></text:p>
              </table:table-cell>
              <table:table-cell>
                <text:p text:style-name="P6"><text:span text:style-name="T1">ECT(0)</text:span></text:p>
              </table:table-cell>
              <table:table-cell>
                <text:p text:style-name="P6"><text:span text:style-name="T1">ECT(1)</text:span></text:p>
              </table:table-cell>
              <table:table-cell table:style-name="ce10">
                <text:p text:style-name="P6"><text:span text:style-name="T1">CE</text:span></text:p>
              </table:table-cell>
            </table:table-row>
            <table:table-row table:style-name="ro6">
              <table:table-cell table:style-name="ce9">
                <text:p text:style-name="P6"><text:span text:style-name="T1">Not-ECT</text:span></text:p>
              </table:table-cell>
              <table:table-cell table:style-name="ce11">
                <text:p text:style-name="P5"><text:span text:style-name="T10">Not-ECT</text:span></text:p>
              </table:table-cell>
              <table:table-cell table:style-name="ce12">
                <text:p text:style-name="P11"><text:span text:style-name="T11">Not-ECT</text:span></text:p>
              </table:table-cell>
              <table:table-cell table:style-name="ce13">
                <text:p text:style-name="P11"><text:span text:style-name="T11">Not-ECT</text:span></text:p>
              </table:table-cell>
              <table:table-cell table:style-name="ce14">
                <text:p text:style-name="P12"><text:span text:style-name="T12">Not-ECT</text:span></text:p>
              </table:table-cell>
            </table:table-row>
            <table:table-row table:style-name="ro6">
              <table:table-cell table:style-name="ce15">
                <text:p text:style-name="P6"><text:span text:style-name="T1">ECT(0)</text:span></text:p>
              </table:table-cell>
              <table:table-cell table:style-name="ce16">
                <text:p text:style-name="P13"><text:span text:style-name="T13">ECT(0)</text:span></text:p>
              </table:table-cell>
              <table:table-cell table:style-name="ce17">
                <text:p text:style-name="P14"><text:span text:style-name="T14">ECT(0)</text:span></text:p>
              </table:table-cell>
              <table:table-cell table:style-name="ce18">
                <text:p text:style-name="P14"><text:span text:style-name="T13">ECT(0)</text:span></text:p>
              </table:table-cell>
              <table:table-cell table:style-name="ce32">
                <text:p text:style-name="P5"><text:span text:style-name="T10">CE</text:span></text:p>
              </table:table-cell>
            </table:table-row>
            <table:table-row table:style-name="ro7">
              <table:table-cell table:style-name="ce8">
                <text:p text:style-name="P6"><text:span text:style-name="T1">ECT(1)</text:span></text:p>
              </table:table-cell>
              <table:table-cell table:style-name="ce20">
                <text:p text:style-name="P15"><text:span text:style-name="T15">ECT(1)</text:span></text:p>
              </table:table-cell>
              <table:table-cell table:style-name="ce21">
                <text:p text:style-name="P11"><text:span text:style-name="T11">ECT(1)</text:span></text:p>
              </table:table-cell>
              <table:table-cell table:style-name="ce22">
                <text:p text:style-name="P5"><text:span text:style-name="T10">ECT(1)</text:span></text:p>
              </table:table-cell>
              <table:table-cell table:style-name="ce33">
                <text:p text:style-name="P5"><text:span text:style-name="T10">CE</text:span></text:p>
              </table:table-cell>
            </table:table-row>
            <table:table-row table:style-name="ro8" table:default-cell-style-name="ce24">
              <table:table-cell table:style-name="ce8">
                <text:p text:style-name="P6"><text:span text:style-name="T1">CE</text:span></text:p>
              </table:table-cell>
              <table:table-cell>
                <text:p text:style-name="P15"><text:span text:style-name="T15">CE</text:span></text:p>
              </table:table-cell>
              <table:table-cell>
                <text:p text:style-name="P15"><text:span text:style-name="T15">CE</text:span></text:p>
              </table:table-cell>
              <table:table-cell table:style-name="ce25">
                <text:p text:style-name="P11"><text:span text:style-name="T11">CE</text:span></text:p>
              </table:table-cell>
              <table:table-cell table:style-name="ce26">
                <text:p text:style-name="P5"><text:span text:style-name="T10">CE</text:span></text:p>
              </table:table-cell>
            </table:table-row>
            <table:table-row table:style-name="ro8" table:default-cell-style-name="ce28">
              <table:table-cell table:style-name="ce27"/>
              <table:table-cell table:number-columns-spanned="4">
                <text:p text:style-name="P14"><text:span text:style-name="T19">Outgoing header</text:span><text:span text:style-name="T14"> after decap</text:span><text:span text:style-name="T14"><text:line-break/></text:span><text:span text:style-name="T16">greyed out = combination shouldn't be possible</text:span></text:p>
              </table:table-cell>
              <table:covered-table-cell/>
              <table:covered-table-cell table:style-name="ce29"/>
              <table:covered-table-cell/>
            </table:table-row>
          </table:table>
          <draw:image xlink:href="Pictures/TablePreview6.svm" xlink:type="simple" xlink:show="embed" xlink:actuate="onLoad"/>
        </draw:frame>
        <draw:frame presentation:style-name="pr4" draw:text-style-name="P1" draw:layer="layout" svg:width="25.199cm" svg:height="2.629cm" svg:x="1.4cm" svg:y="0.028cm" presentation:class="title" presentation:user-transformed="true">
          <draw:text-box>
            <text:p><text:span text:style-name="T1">IPsec </text:span><text:span text:style-name="T1">v2</text:span><text:span text:style-name="T17"> </text:span><text:span text:style-name="T17">[RFC43</text:span><text:span text:style-name="T17">01]</text:span></text:p>
          </draw:text-box>
        </draw:frame>
        <draw:frame draw:style-name="gr12" draw:text-style-name="P16" draw:layer="layout" svg:width="22.96cm" svg:height="1.657cm" svg:x="1.1cm" svg:y="13.877cm">
          <draw:text-box>
            <text:p><text:span text:style-name="T1">Encap: copy </text:span><text:span text:style-name="T1">inner to outer</text:span></text:p>
            <text:p><text:span text:style-name="T1">Decap: if </text:span><text:span text:style-name="T1">inner ECT </text:span><text:span text:style-name="T1">and outer CE, </text:span><text:span text:style-name="T1">set outgoing </text:span><text:span text:style-name="T1">to CE, </text:span><text:span text:style-name="T1">otherwise </text:span><text:span text:style-name="T1">leave inner </text:span><text:span text:style-name="T1">unchanged</text:span></text:p>
          </draw:text-box>
        </draw:frame>
        <draw:custom-shape draw:style-name="gr13" draw:text-style-name="P17" draw:layer="layout" svg:width="15.882cm" svg:height="1.668cm" draw:transform="rotate (-0.361806753938425) translate (8.941cm 5.303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5.205cm" svg:height="0.699cm" svg:x="3.158cm" svg:y="14.001cm">
          <text:p/>
          <draw:enhanced-geometry svg:viewBox="0 0 21600 21600" draw:path-stretchpoint-x="10800" draw:path-stretchpoint-y="10800" draw:text-areas="?f3 ?f4 ?f5 ?f6" draw:type="round-rectangle" draw:modifiers="10769.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draw:style-name="standard" draw:layer="layout" svg:width="21.198cm" svg:height="10.964cm" svg:x="3.7cm" svg:y="2.9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8">
              <table:table-cell table:number-rows-spanned="2">
                <text:p text:style-name="P4"><text:span text:style-name="T1">Incoming inner</text:span></text:p>
              </table:table-cell>
              <table:table-cell table:number-columns-spanned="4">
                <text:p text:style-name="P6"><text:span text:style-name="T1">Incoming outer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9">
              <table:covered-table-cell table:style-name="ce8"/>
              <table:table-cell>
                <text:p text:style-name="P6"><text:span text:style-name="T1">Not-ECT</text:span></text:p>
              </table:table-cell>
              <table:table-cell>
                <text:p text:style-name="P6"><text:span text:style-name="T1">ECT(0)</text:span></text:p>
              </table:table-cell>
              <table:table-cell>
                <text:p text:style-name="P6"><text:span text:style-name="T1">ECT(1)</text:span></text:p>
              </table:table-cell>
              <table:table-cell table:style-name="ce10">
                <text:p text:style-name="P6"><text:span text:style-name="T1">CE</text:span></text:p>
              </table:table-cell>
            </table:table-row>
            <table:table-row table:style-name="ro6">
              <table:table-cell table:style-name="ce9">
                <text:p text:style-name="P6"><text:span text:style-name="T1">Not-ECT</text:span></text:p>
              </table:table-cell>
              <table:table-cell table:style-name="ce11">
                <text:p text:style-name="P5"><text:span text:style-name="T10">Not-ECT</text:span></text:p>
              </table:table-cell>
              <table:table-cell table:style-name="ce12">
                <text:p text:style-name="P11"><text:span text:style-name="T11">Not-ECT</text:span></text:p>
              </table:table-cell>
              <table:table-cell table:style-name="ce13">
                <text:p text:style-name="P11"><text:span text:style-name="T11">Not-ECT</text:span></text:p>
              </table:table-cell>
              <table:table-cell table:style-name="ce34">
                <text:p text:style-name="P12"><text:span text:style-name="T12">drop</text:span></text:p>
              </table:table-cell>
            </table:table-row>
            <table:table-row table:style-name="ro6">
              <table:table-cell table:style-name="ce15">
                <text:p text:style-name="P6"><text:span text:style-name="T1">ECT(0)</text:span></text:p>
              </table:table-cell>
              <table:table-cell table:style-name="ce31">
                <text:p text:style-name="P14"><text:span text:style-name="T14">ECT(0)</text:span></text:p>
              </table:table-cell>
              <table:table-cell table:style-name="ce17">
                <text:p text:style-name="P14"><text:span text:style-name="T14">ECT(0)</text:span></text:p>
              </table:table-cell>
              <table:table-cell table:style-name="ce35">
                <text:p text:style-name="P18"><text:span text:style-name="T21">ECT(1)</text:span></text:p>
              </table:table-cell>
              <table:table-cell table:style-name="ce32">
                <text:p text:style-name="P5"><text:span text:style-name="T10">CE</text:span></text:p>
              </table:table-cell>
            </table:table-row>
            <table:table-row table:style-name="ro7" table:default-cell-style-name="ce22">
              <table:table-cell table:style-name="ce8">
                <text:p text:style-name="P6"><text:span text:style-name="T1">ECT(1)</text:span></text:p>
              </table:table-cell>
              <table:table-cell>
                <text:p text:style-name="P5"><text:span text:style-name="T10">ECT(1)</text:span></text:p>
              </table:table-cell>
              <table:table-cell table:style-name="ce21">
                <text:p text:style-name="P11"><text:span text:style-name="T11">ECT(1)</text:span></text:p>
              </table:table-cell>
              <table:table-cell>
                <text:p text:style-name="P5"><text:span text:style-name="T10">ECT(1)</text:span></text:p>
              </table:table-cell>
              <table:table-cell table:style-name="ce33">
                <text:p text:style-name="P5"><text:span text:style-name="T10">CE</text:span></text:p>
              </table:table-cell>
            </table:table-row>
            <table:table-row table:style-name="ro8" table:default-cell-style-name="ce26">
              <table:table-cell table:style-name="ce8">
                <text:p text:style-name="P6"><text:span text:style-name="T1">CE</text:span></text:p>
              </table:table-cell>
              <table:table-cell>
                <text:p text:style-name="P5"><text:span text:style-name="T10">CE</text:span></text:p>
              </table:table-cell>
              <table:table-cell>
                <text:p text:style-name="P5"><text:span text:style-name="T10">CE</text:span></text:p>
              </table:table-cell>
              <table:table-cell table:style-name="ce25">
                <text:p text:style-name="P11"><text:span text:style-name="T11">CE</text:span></text:p>
              </table:table-cell>
              <table:table-cell>
                <text:p text:style-name="P5"><text:span text:style-name="T10">CE</text:span></text:p>
              </table:table-cell>
            </table:table-row>
            <table:table-row table:style-name="ro8" table:default-cell-style-name="ce28">
              <table:table-cell table:style-name="ce27"/>
              <table:table-cell table:number-columns-spanned="4">
                <text:p text:style-name="P14"><text:span text:style-name="T14">Outgoing header</text:span><text:span text:style-name="T14"><text:line-break/></text:span><text:span text:style-name="T16">greyed out = combination not currently used in any RFC</text:span></text:p>
              </table:table-cell>
              <table:covered-table-cell/>
              <table:covered-table-cell table:style-name="ce29"/>
              <table:covered-table-cell/>
            </table:table-row>
          </table:table>
          <draw:image xlink:href="Pictures/TablePreview7.svm" xlink:type="simple" xlink:show="embed" xlink:actuate="onLoad"/>
        </draw:frame>
        <draw:frame presentation:style-name="pr4" draw:text-style-name="P1" draw:layer="layout" svg:width="25.199cm" svg:height="2.629cm" svg:x="1.4cm" svg:y="0.027cm" presentation:class="title" presentation:user-transformed="true">
          <draw:text-box>
            <text:p><text:span text:style-name="T1">Univ</text:span><text:span text:style-name="T1">ersal </text:span><text:span text:style-name="T17">[RFC60</text:span><text:span text:style-name="T17">40] </text:span><text:span text:style-name="T17">(update</text:span><text:span text:style-name="T17">s 3168 </text:span><text:span text:style-name="T17">&amp; </text:span><text:span text:style-name="T17">4301)</text:span></text:p>
          </draw:text-box>
        </draw:frame>
        <draw:custom-shape draw:style-name="gr15" draw:text-style-name="P17" draw:layer="layout" svg:width="3.1cm" svg:height="6.345cm" svg:x="8.532cm" svg:y="5.538cm">
          <text:p/>
          <draw:enhanced-geometry svg:viewBox="0 0 21600 21600" draw:path-stretchpoint-x="10800" draw:path-stretchpoint-y="10800" draw:text-areas="?f3 ?f4 ?f5 ?f6" draw:type="round-rectangle" draw:modifiers="6645.08223153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5.882cm" svg:height="1.668cm" draw:transform="rotate (-0.361806753938425) translate (8.942cm 5.304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6" draw:layer="layout" svg:width="26.808cm" svg:height="1.657cm" svg:x="1.101cm" svg:y="13.879cm">
          <draw:text-box>
            <text:p><text:span text:style-name="T1">Encap: </text:span><text:span text:style-name="T1">Compatibility </text:span><text:span text:style-name="T1">mode: set </text:span><text:span text:style-name="T1">outer to Not-</text:span><text:span text:style-name="T1">ECT; Normal </text:span><text:span text:style-name="T1">mode: copy </text:span><text:span text:style-name="T1">inner to outer</text:span></text:p>
            <text:p><text:span text:style-name="T20">Decap: leave </text:span><text:span text:style-name="T20">inner </text:span><text:span text:style-name="T20">unchanged, </text:span><text:span text:style-name="T20">unless outer </text:span><text:span text:style-name="T20">stronger</text:span><text:span text:style-name="T22">1</text:span><text:span text:style-name="T20"> than </text:span><text:span text:style-name="T20">inner, but </text:span><text:span text:style-name="T20">drop if outer </text:span><text:span text:style-name="T20">CE &amp; inner </text:span><text:span text:style-name="T20">Not-ECT</text:span></text:p>
          </draw:text-box>
        </draw:frame>
        <draw:custom-shape draw:style-name="gr17" draw:text-style-name="P17" draw:layer="layout" svg:width="11.1cm" svg:height="0.7cm" svg:x="3.158cm" svg:y="14.001cm">
          <text:p/>
          <draw:enhanced-geometry svg:viewBox="0 0 21600 21600" draw:path-stretchpoint-x="10800" draw:path-stretchpoint-y="10800" draw:text-areas="?f3 ?f4 ?f5 ?f6" draw:type="round-rectangle" draw:modifiers="9860.199714693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8.942cm" svg:height="0.699cm" svg:x="14.283cm" svg:y="14.002cm">
          <text:p/>
          <draw:enhanced-geometry svg:viewBox="0 0 21600 21600" draw:path-stretchpoint-x="10800" draw:path-stretchpoint-y="10800" draw:text-areas="?f3 ?f4 ?f5 ?f6" draw:type="round-rectangle" draw:modifiers="9874.285714285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9" draw:layer="layout" svg:width="5.844cm" svg:height="1.505cm" svg:x="1.197cm" svg:y="12.127cm">
          <draw:text-box>
            <text:p><text:span text:style-name="T23">Note 1</text:span></text:p>
            <text:p><text:span text:style-name="T24">CE &gt; ECT(1) ≥ </text:span><text:span text:style-name="T24">ECT(0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draw:style-name="standard" draw:layer="layout" svg:width="21.198cm" svg:height="10.964cm" svg:x="3.7cm" svg:y="2.9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8">
              <table:table-cell table:number-rows-spanned="2">
                <text:p text:style-name="P4"><text:span text:style-name="T1">Incoming inner</text:span></text:p>
              </table:table-cell>
              <table:table-cell table:number-columns-spanned="4">
                <text:p text:style-name="P6"><text:span text:style-name="T1">Incoming outer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9">
              <table:covered-table-cell table:style-name="ce8"/>
              <table:table-cell>
                <text:p text:style-name="P6"><text:span text:style-name="T1">Not-ECT</text:span></text:p>
              </table:table-cell>
              <table:table-cell>
                <text:p text:style-name="P6"><text:span text:style-name="T1">ECT(0)</text:span></text:p>
              </table:table-cell>
              <table:table-cell>
                <text:p text:style-name="P6"><text:span text:style-name="T1">ECT(1)</text:span></text:p>
              </table:table-cell>
              <table:table-cell table:style-name="ce10">
                <text:p text:style-name="P6"><text:span text:style-name="T1">CE</text:span></text:p>
              </table:table-cell>
            </table:table-row>
            <table:table-row table:style-name="ro6">
              <table:table-cell table:style-name="ce9">
                <text:p text:style-name="P6"><text:span text:style-name="T1">Not-ECT</text:span></text:p>
              </table:table-cell>
              <table:table-cell table:style-name="ce11">
                <text:p text:style-name="P5"><text:span text:style-name="T10">Not-ECT</text:span></text:p>
              </table:table-cell>
              <table:table-cell table:style-name="ce12">
                <text:p text:style-name="P11"><text:span text:style-name="T11">Not-ECT</text:span></text:p>
              </table:table-cell>
              <table:table-cell table:style-name="ce13">
                <text:p text:style-name="P11"><text:span text:style-name="T11">Not-ECT</text:span></text:p>
              </table:table-cell>
              <table:table-cell table:style-name="ce36">
                <text:p text:style-name="P20"><text:span text:style-name="T12">Not-ECT</text:span><text:span text:style-name="T12"><text:line-break/></text:span><text:span text:style-name="T12"> <text:s text:c="14"/>drop</text:span></text:p>
              </table:table-cell>
            </table:table-row>
            <table:table-row table:style-name="ro6">
              <table:table-cell table:style-name="ce15">
                <text:p text:style-name="P6"><text:span text:style-name="T1">ECT(0)</text:span></text:p>
              </table:table-cell>
              <table:table-cell table:style-name="ce31">
                <text:p text:style-name="P14"><text:span text:style-name="T14">ECT(0)</text:span></text:p>
              </table:table-cell>
              <table:table-cell table:style-name="ce17">
                <text:p text:style-name="P14"><text:span text:style-name="T14">ECT(0)</text:span></text:p>
              </table:table-cell>
              <table:table-cell table:style-name="ce37">
                <text:p text:style-name="P21"><text:span text:style-name="T13">ECT(0)</text:span><text:span text:style-name="T14"><text:line-break/></text:span><text:span text:style-name="T14"> <text:s text:c="9"/>ECT(1)</text:span></text:p>
              </table:table-cell>
              <table:table-cell table:style-name="ce32">
                <text:p text:style-name="P5"><text:span text:style-name="T10">CE</text:span></text:p>
              </table:table-cell>
            </table:table-row>
            <table:table-row table:style-name="ro7" table:default-cell-style-name="ce22">
              <table:table-cell table:style-name="ce8">
                <text:p text:style-name="P6"><text:span text:style-name="T1">ECT(1)</text:span></text:p>
              </table:table-cell>
              <table:table-cell>
                <text:p text:style-name="P5"><text:span text:style-name="T10">ECT(1)</text:span></text:p>
              </table:table-cell>
              <table:table-cell table:style-name="ce21">
                <text:p text:style-name="P11"><text:span text:style-name="T11">ECT(1)</text:span></text:p>
              </table:table-cell>
              <table:table-cell>
                <text:p text:style-name="P5"><text:span text:style-name="T10">ECT(1)</text:span></text:p>
              </table:table-cell>
              <table:table-cell table:style-name="ce33">
                <text:p text:style-name="P5"><text:span text:style-name="T10">CE</text:span></text:p>
              </table:table-cell>
            </table:table-row>
            <table:table-row table:style-name="ro8" table:default-cell-style-name="ce26">
              <table:table-cell table:style-name="ce8">
                <text:p text:style-name="P6"><text:span text:style-name="T1">CE</text:span></text:p>
              </table:table-cell>
              <table:table-cell>
                <text:p text:style-name="P5"><text:span text:style-name="T10">CE</text:span></text:p>
              </table:table-cell>
              <table:table-cell>
                <text:p text:style-name="P5"><text:span text:style-name="T10">CE</text:span></text:p>
              </table:table-cell>
              <table:table-cell table:style-name="ce25">
                <text:p text:style-name="P11"><text:span text:style-name="T11">CE</text:span></text:p>
              </table:table-cell>
              <table:table-cell>
                <text:p text:style-name="P5"><text:span text:style-name="T10">CE</text:span></text:p>
              </table:table-cell>
            </table:table-row>
            <table:table-row table:style-name="ro8" table:default-cell-style-name="ce28">
              <table:table-cell table:style-name="ce27"/>
              <table:table-cell table:number-columns-spanned="4">
                <text:p text:style-name="P14"><text:span text:style-name="T14">Outgoing header</text:span><text:span text:style-name="T14"><text:line-break/></text:span><text:span text:style-name="T16">greyed out = combination not currently used in any RFC</text:span></text:p>
              </table:table-cell>
              <table:covered-table-cell/>
              <table:covered-table-cell table:style-name="ce29"/>
              <table:covered-table-cell/>
            </table:table-row>
          </table:table>
          <draw:image xlink:href="Pictures/TablePreview8.svm" xlink:type="simple" xlink:show="embed" xlink:actuate="onLoad"/>
        </draw:frame>
        <draw:frame presentation:style-name="pr4" draw:text-style-name="P1" draw:layer="layout" svg:width="25.199cm" svg:height="2.629cm" svg:x="1.4cm" svg:y="0.028cm" presentation:class="title" presentation:user-transformed="true">
          <draw:text-box>
            <text:p><text:span text:style-name="T1">Black </text:span><text:span text:style-name="T1">box </text:span><text:span text:style-name="T1">view </text:span><text:span text:style-name="T1">of </text:span><text:span text:style-name="T1">any </text:span><text:span text:style-name="T1">unkn</text:span><text:span text:style-name="T1">own </text:span><text:span text:style-name="T1">deca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ccff00" draw:end-color="#ffffff" draw:start-intensity="100%" draw:end-intensity="100%" draw:angle="240" draw:border="0%"/>
    <draw:gradient draw:name="Gradient_20_7" draw:display-name="Gradient 7" draw:style="linear" draw:start-color="#ffff99" draw:end-color="#ff9900" draw:start-intensity="100%" draw:end-intensity="100%" draw:angle="250" draw:border="4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(2) Briscoe</meta:initial-creator>
    <meta:creation-date>2023-09-17T22:41:19.633651513</meta:creation-date>
    <dc:date>2023-11-28T11:22:06.481842371</dc:date>
    <dc:creator>Bob (2) Briscoe</dc:creator>
    <meta:editing-duration>P11DT16H6M58S</meta:editing-duration>
    <meta:editing-cycles>19</meta:editing-cycles>
    <meta:generator>LibreOffice/6.4.7.2$Linux_X86_64 LibreOffice_project/40$Build-2</meta:generator>
    <meta:document-statistic meta:object-count="83"/>
  </office:meta>
</office:document-meta>
</file>